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style:font-size-asian="8pt" style:font-size-complex="8pt"/>
    </style:style>
    <style:style style:name="P2" style:family="paragraph" style:parent-style-name="Standard">
      <style:text-properties style:font-name="Liberation Sans" fo:font-size="14pt" officeooo:rsid="0012b971" officeooo:paragraph-rsid="0012b971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WI Prolog 8.1 data type tre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8"/>any T</text:p>
      <text:p text:style-name="P1"><text:s text:c="70"/>|</text:p>
      <text:p text:style-name="P1"><text:s text:c="44"/>+-------------------------+------------------------+</text:p>
      <text:p text:style-name="P1"><text:s text:c="44"/>| <text:s text:c="49"/>|</text:p>
      <text:p text:style-name="P1"><text:s text:c="42"/>var(T) <text:s text:c="43"/>nonvar(T)</text:p>
      <text:p text:style-name="P1"><text:s text:c="35"/>("is T a variable name <text:s text:c="37"/>|</text:p>
      <text:p text:style-name="P1"><text:s text:c="36"/>that is still fresh <text:s text:c="39"/>|</text:p>
      <text:p text:style-name="P1"><text:s text:c="31"/>variable at this point in time?") <text:s text:c="30"/>|</text:p>
      <text:p text:style-name="P1"><text:s text:c="67"/>+---------------------------+-----------------------------+</text:p>
      <text:p text:style-name="P1"><text:s text:c="67"/>| <text:s text:c="56"/>|</text:p>
      <text:p text:style-name="P1"><text:s text:c="63"/>atomic(T) <text:s text:c="48"/>compound(T)</text:p>
      <text:p text:style-name="P1"><text:s text:c="67"/>| <text:s text:c="56"/>|</text:p>
      <text:p text:style-name="P1"><text:s text:c="32"/>+----------------------------------+------------------------+ <text:s text:c="16"/>+--------------+-------------+</text:p>
      <text:p text:style-name="P1"><text:s text:c="32"/>| <text:s text:c="33"/>| <text:s text:c="23"/>| <text:s text:c="16"/>| <text:s text:c="27"/>|</text:p>
      <text:p text:style-name="P1"><text:s text:c="28"/>blob(T,_) <text:s text:c="26"/>string(T) <text:s text:c="15"/>number(T) <text:s text:c="6"/>"compound term <text:s text:c="11"/>"compound term</text:p>
      <text:p text:style-name="P1"><text:s text:c="32"/>| <text:s text:c="58"/>| <text:s text:c="12"/>of arity 0" <text:s text:c="15"/>of arity &gt; 0"</text:p>
      <text:p text:style-name="P1"><text:s text:c="32"/>| <text:s text:c="58"/>| <text:s text:c="45"/>|</text:p>
      <text:p text:style-name="P1"><text:s text:c="8"/>+-----------------------+-----------------------+ <text:s text:c="24"/>+---------+---------+ <text:s text:c="18"/>+----------------+-------------+</text:p>
      <text:p text:style-name="P1"><text:s text:c="8"/>| <text:s text:c="22"/>| <text:s text:c="22"/>| <text:s text:c="24"/>| <text:s text:c="18"/>| <text:s text:c="18"/>| <text:s text:c="15"/>| <text:s text:c="12"/>|</text:p>
      <text:p text:style-name="P1"><text:s/>(other blob types) <text:s text:c="3"/>blob(T,reserved_symbol) <text:s text:c="4"/>blob(T,text) <text:s text:c="10"/>rational(T,Nu,De) <text:s text:c="7"/>float(T) <text:s text:c="13"/>dict <text:s text:c="9"/>"head of <text:s text:c="6"/>...others</text:p>
      <text:p text:style-name="P1">encapsulated foreign <text:s text:c="11"/>| <text:s text:c="19"/>atom(T) <text:s text:c="21"/>| <text:s text:c="38"/>| <text:s text:c="11"/>of a list"</text:p>
      <text:p text:style-name="P1"><text:s text:c="5"/>resources <text:s text:c="17"/>| <text:s text:c="22"/>| <text:s text:c="24"/>| <text:s text:c="31"/>(this seems to <text:s text:c="4"/>'[|]'(H,Rs)</text:p>
      <text:p text:style-name="P1"><text:s text:c="32"/>| <text:s text:c="22"/>| <text:s text:c="24"/>| <text:s text:c="29"/>be an encapsulated <text:s text:c="5"/>[H|Rs]</text:p>
      <text:p text:style-name="P1"><text:s text:c="23"/>+--------+--------+ <text:s text:c="13"/>| <text:s text:c="13"/>+----------+----------+ <text:s text:c="20"/>data structure) <text:s text:c="8"/>|</text:p>
      <text:p text:style-name="P1"><text:s text:c="23"/>| <text:s text:c="16"/>| <text:s text:c="13"/>| <text:s text:c="13"/>| <text:s text:c="20"/>| <text:s text:c="38"/>(a nonlocal</text:p>
      <text:p text:style-name="P1"><text:s text:c="21"/>T==[] <text:s text:c="12"/>T\==[] <text:s text:c="10"/>| <text:s text:c="2"/>rational(X),\+integer(X) <text:s text:c="5"/>integer(T) <text:s text:c="30"/>structure; there</text:p>
      <text:p text:style-name="P1"><text:s text:c="18"/>empty list <text:s text:c="7"/>dict functor <text:s text:c="7"/>| <text:s text:c="5"/>(proper rational) <text:s text:c="51"/>may or may not</text:p>
      <text:p text:style-name="P1"><text:s text:c="56"/>| <text:s text:c="75"/>be an actual</text:p>
      <text:p text:style-name="P1"><text:s text:c="56"/>| <text:s text:c="71"/>list beyond the head)</text:p>
      <text:p text:style-name="P1"><text:s text:c="37"/>+------------------+------------------+</text:p>
      <text:p text:style-name="P1"><text:s text:c="37"/>| <text:s text:c="17"/>| <text:s text:c="17"/>|</text:p>
      <text:p text:style-name="P1"><text:s text:c="32"/>lenghth=0 <text:s text:c="10"/>length=1 <text:s text:c="11"/>atom with</text:p>
      <text:p text:style-name="P1"><text:s text:c="29"/>"the empty atom" <text:s text:c="5"/>"character" <text:s text:c="9"/>length&gt;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591cm" fo:margin-right="0.8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0:10:55.956680124</meta:creation-date>
    <dc:date>2020-07-10T10:13:57.518765161</dc:date>
    <meta:editing-duration>PT3M3S</meta:editing-duration>
    <meta:editing-cycles>1</meta:editing-cycles>
    <meta:document-statistic meta:table-count="0" meta:image-count="0" meta:object-count="0" meta:page-count="1" meta:paragraph-count="34" meta:word-count="184" meta:character-count="4060" meta:non-whitespace-character-count="1034"/>
    <meta:generator>LibreOffice/6.2.8.2$Linux_X86_64 LibreOffice_project/20$Build-2</meta:generator>
  </office:meta>
</office:document-meta>
</file>